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Device Detection in PHP</text:p>
          </draw:text-box>
        </draw:frame>
        <draw:frame presentation:style-name="pr2" draw:layer="layout" svg:width="25.199cm" svg:height="12.179cm" svg:x="1.4cm" svg:y="4.914cm" presentation:class="subtitle">
          <draw:text-box>
            <text:p>Using the IdMyGadget Adapter API for Device Detection in PHP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at is Device Detection?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at is an Adapter API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I decided to use inheritance</text:p>
              </text:list-item>
              <text:list-item>
                <text:p>Recently read that we should rarely use inheritance but should prefer interfaces</text:p>
              </text:list-item>
              <text:list-item>
                <text:p>What do you think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y use an an Adapter API?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upported Device Detectors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aw Demos</text:p>
          </draw:text-box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dMyGadget Demos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7-26T13:06:38.508694605</meta:creation-date>
    <meta:generator>LibreOffice/4.2.8.2$Linux_X86_64 LibreOffice_project/420m0$Build-2</meta:generator>
    <dc:date>2015-07-31T11:43:23.229688671</dc:date>
    <meta:editing-duration>P4DT22H31M53S</meta:editing-duration>
    <meta:editing-cycles>3</meta:editing-cycles>
    <meta:document-statistic meta:object-count="49"/>
  </office:meta>
</office:document-meta>
</file>